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c89" officeooo:paragraph-rsid="0013dc89"/>
    </style:style>
    <style:style style:name="P2" style:family="paragraph" style:parent-style-name="Standard">
      <style:paragraph-properties fo:text-align="center" style:justify-single-word="false"/>
      <style:text-properties officeooo:rsid="0013dc89" officeooo:paragraph-rsid="0013dc89"/>
    </style:style>
    <style:style style:name="P3" style:family="paragraph" style:parent-style-name="Standard">
      <style:paragraph-properties fo:text-align="center" style:justify-single-word="false"/>
      <style:text-properties officeooo:rsid="0013dc89" officeooo:paragraph-rsid="00153cd0"/>
    </style:style>
    <style:style style:name="P4" style:family="paragraph" style:parent-style-name="Standard">
      <style:text-properties officeooo:rsid="0013dc89" officeooo:paragraph-rsid="00153cd0"/>
    </style:style>
    <style:style style:name="P5" style:family="paragraph" style:parent-style-name="Standard">
      <style:paragraph-properties fo:line-height="90%"/>
      <style:text-properties fo:font-size="14pt" officeooo:rsid="0013dc89" officeooo:paragraph-rsid="0013dc89" style:font-size-asian="14pt" style:font-size-complex="14pt"/>
    </style:style>
    <style:style style:name="P6" style:family="paragraph" style:parent-style-name="Standard">
      <style:paragraph-properties fo:line-height="90%" fo:text-align="center" style:justify-single-word="false"/>
      <style:text-properties fo:font-size="14pt" officeooo:rsid="0013dc89" officeooo:paragraph-rsid="0013dc89" style:font-size-asian="14pt" style:font-size-complex="14pt"/>
    </style:style>
    <style:style style:name="P7" style:family="paragraph" style:parent-style-name="Standard">
      <style:paragraph-properties fo:line-height="90%" fo:text-align="center" style:justify-single-word="false"/>
      <style:text-properties fo:font-size="14pt" officeooo:rsid="0013dc89" officeooo:paragraph-rsid="00153cd0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73597" style:font-size-asian="17.5pt" style:font-size-complex="20pt"/>
    </style:style>
    <style:style style:name="T4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liança de Sangue</text:span><text:tab/><text:tab/><text:span text:style-name="T1">Anderson Freire<text:tab/><text:tab/></text:span><text:span text:style-name="T2">[ </text:span><text:span text:style-name="T3">29 </text:span><text:span text:style-name="T2">]</text:span></text:p>
      <text:p text:style-name="P1"/>
      <text:p text:style-name="P6">Somos um, o Teu sangue fez assim</text:p>
      <text:p text:style-name="P6">Teu amor é bem maior que tudo em mim</text:p>
      <text:p text:style-name="P6">Ao descer ao mundo sem a Sua glória</text:p>
      <text:p text:style-name="P6">Me abraçou tão forte o meu Jesus</text:p>
      <text:p text:style-name="P6">E ao voltar pro céu fez da nossa história</text:p>
      <text:p text:style-name="P6">Aliança com preço de cruz</text:p>
      <text:p text:style-name="P6">Comunhão de graça e de luz</text:p>
      <text:p text:style-name="P6"/>
      <text:p text:style-name="P6">És o Rei da glória</text:p>
      <text:p text:style-name="P6">Teu trono não Te separou de mim</text:p>
      <text:p text:style-name="P6">Teu sangue eternizou nossa história</text:p>
      <text:p text:style-name="P6">Nossa aliança não tem fim</text:p>
      <text:p text:style-name="P6"/>
      <text:p text:style-name="P6">Somos um, o Teu sangue fez assim</text:p>
      <text:p text:style-name="P6">Teu amor é bem maior que tudo em mim</text:p>
      <text:p text:style-name="P6">Ao descer ao mundo sem a Sua glória</text:p>
      <text:p text:style-name="P6">Me abraçou tão forte o meu Jesus</text:p>
      <text:p text:style-name="P6">E ao voltar pro céu fez da nossa história</text:p>
      <text:p text:style-name="P6">Aliança com preço de cruz</text:p>
      <text:p text:style-name="P6">Comunhão de graça e de luz</text:p>
      <text:p text:style-name="P6"/>
      <text:p text:style-name="P6">És o Rei da glória</text:p>
      <text:p text:style-name="P6">Teu trono não Te separou de mim</text:p>
      <text:p text:style-name="P6">Teu sangue eternizou nossa história</text:p>
      <text:p text:style-name="P6">Nossa aliança não tem fim</text:p>
      <text:p text:style-name="P6"/>
      <text:p text:style-name="P6">Nem a vida, nem a morte</text:p>
      <text:p text:style-name="P6">Nos separam, somos um</text:p>
      <text:p text:style-name="P6">Teu amor, Pai, me consome</text:p>
      <text:p text:style-name="P6">Sou Teu, És meu</text:p>
      <text:p text:style-name="P6"/>
      <text:p text:style-name="P6">Nem a vida, nem a morte</text:p>
      <text:p text:style-name="P6">Nos separam, somos um</text:p>
      <text:p text:style-name="P6">Teu amor, Pai, me consome</text:p>
      <text:p text:style-name="P6">Sou Teu, És meu</text:p>
      <text:p text:style-name="P5"/>
      <text:p text:style-name="P3"><text:span text:style-name="T4">Aliança de Sangue</text:span><text:tab/><text:tab/><text:span text:style-name="T1">Anderson Freire<text:tab/><text:tab/></text:span><text:span text:style-name="T2">[ </text:span><text:span text:style-name="T3">29 </text:span><text:span text:style-name="T2">]</text:span></text:p>
      <text:p text:style-name="P4"/>
      <text:p text:style-name="P7">Somos um, o Teu sangue fez assim</text:p>
      <text:p text:style-name="P7">Teu amor é bem maior que tudo em mim</text:p>
      <text:p text:style-name="P7">Ao descer ao mundo sem a Sua glória</text:p>
      <text:p text:style-name="P7">Me abraçou tão forte o meu Jesus</text:p>
      <text:p text:style-name="P7">E ao voltar pro céu fez da nossa história</text:p>
      <text:p text:style-name="P7">Aliança com preço de cruz</text:p>
      <text:p text:style-name="P7">Comunhão de graça e de luz</text:p>
      <text:p text:style-name="P7"/>
      <text:p text:style-name="P7">És o Rei da glória</text:p>
      <text:p text:style-name="P7">Teu trono não Te separou de mim</text:p>
      <text:p text:style-name="P7">Teu sangue eternizou nossa história</text:p>
      <text:p text:style-name="P7">Nossa aliança não tem fim</text:p>
      <text:p text:style-name="P7"/>
      <text:p text:style-name="P7">Somos um, o Teu sangue fez assim</text:p>
      <text:p text:style-name="P7">Teu amor é bem maior que tudo em mim</text:p>
      <text:p text:style-name="P7">Ao descer ao mundo sem a Sua glória</text:p>
      <text:p text:style-name="P7">Me abraçou tão forte o meu Jesus</text:p>
      <text:p text:style-name="P7">E ao voltar pro céu fez da nossa história</text:p>
      <text:p text:style-name="P7">Aliança com preço de cruz</text:p>
      <text:p text:style-name="P7">Comunhão de graça e de luz</text:p>
      <text:p text:style-name="P7"/>
      <text:p text:style-name="P7">És o Rei da glória</text:p>
      <text:p text:style-name="P7">Teu trono não Te separou de mim</text:p>
      <text:p text:style-name="P7">Teu sangue eternizou nossa história</text:p>
      <text:p text:style-name="P7">Nossa aliança não tem fim</text:p>
      <text:p text:style-name="P7"/>
      <text:p text:style-name="P7">Nem a vida, nem a morte</text:p>
      <text:p text:style-name="P7">Nos separam, somos um</text:p>
      <text:p text:style-name="P7">Teu amor, Pai, me consome</text:p>
      <text:p text:style-name="P7">Sou Teu, És meu</text:p>
      <text:p text:style-name="P7"/>
      <text:p text:style-name="P7">Nem a vida, nem a morte</text:p>
      <text:p text:style-name="P7">Nos separam, somos um</text:p>
      <text:p text:style-name="P7">Teu amor, Pai, me consome</text:p>
      <text:p text:style-name="P7">Sou Teu, És m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cm">
          <style:column-sep style:width="0.009cm" style:color="#000000" style:height="100%" style:style="dotted"/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3:58:40.393312249</meta:creation-date>
    <dc:date>2016-09-17T12:50:36.941121110</dc:date>
    <meta:editing-duration>PT5M5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62" meta:word-count="384" meta:character-count="1764" meta:non-whitespace-character-count="1438"/>
  </office:meta>
</office:document-meta>
</file>